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fffda"/>
    </style:style>
    <style:style style:name="P2" style:family="paragraph" style:parent-style-name="Standard">
      <style:text-properties officeooo:rsid="001fffda" officeooo:paragraph-rsid="001fffda"/>
    </style:style>
    <style:style style:name="P3" style:family="paragraph" style:parent-style-name="Standard">
      <style:paragraph-properties fo:text-align="end" style:justify-single-word="false"/>
      <style:text-properties officeooo:rsid="001fffda" officeooo:paragraph-rsid="001fffda"/>
    </style:style>
    <style:style style:name="P4" style:family="paragraph" style:parent-style-name="Standard">
      <style:text-properties officeooo:rsid="001fffda" officeooo:paragraph-rsid="00234f54"/>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0pt" officeooo:rsid="001fffda" officeooo:paragraph-rsid="001fffda" style:font-size-asian="17.5pt" style:font-size-complex="20pt"/>
    </style:style>
    <style:style style:name="P7" style:family="paragraph" style:parent-style-name="Standard">
      <style:paragraph-properties fo:text-align="center" style:justify-single-word="false"/>
      <style:text-properties fo:font-size="20pt" fo:font-weight="bold" officeooo:rsid="001fffda" officeooo:paragraph-rsid="001fffda" style:font-size-asian="17.5pt" style:font-weight-asian="bold" style:font-size-complex="20pt" style:font-weight-complex="bold"/>
    </style:style>
    <style:style style:name="P8" style:family="paragraph" style:parent-style-name="Standard">
      <style:paragraph-properties fo:text-align="end" style:justify-single-word="false"/>
      <style:text-properties fo:font-size="14pt" officeooo:rsid="001fffda" officeooo:paragraph-rsid="001fffda" style:font-size-asian="12.25pt" style:font-size-complex="14pt"/>
    </style:style>
    <style:style style:name="P9" style:family="paragraph" style:parent-style-name="Standard">
      <style:paragraph-properties fo:text-align="end" style:justify-single-word="false"/>
      <style:text-properties fo:font-size="14pt" officeooo:rsid="001fffda" officeooo:paragraph-rsid="0020aecc" style:font-size-asian="12.25pt" style:font-size-complex="14pt"/>
    </style:style>
    <style:style style:name="P10" style:family="paragraph" style:parent-style-name="Standard">
      <style:paragraph-properties fo:text-align="end" style:justify-single-word="false"/>
      <style:text-properties fo:font-size="14pt" officeooo:rsid="0020aecc" officeooo:paragraph-rsid="0020aecc" style:font-size-asian="12.25pt" style:font-size-complex="14pt"/>
    </style:style>
    <style:style style:name="P11" style:family="paragraph" style:parent-style-name="Standard">
      <style:paragraph-properties fo:text-align="end" style:justify-single-word="false"/>
      <style:text-properties fo:font-size="14pt" fo:font-weight="bold" officeooo:rsid="001fffda" officeooo:paragraph-rsid="001fffda" style:font-size-asian="12.25pt" style:font-weight-asian="bold" style:font-size-complex="14pt" style:font-weight-complex="bold"/>
    </style:style>
    <style:style style:name="P12" style:family="paragraph" style:parent-style-name="Standard">
      <style:text-properties officeooo:paragraph-rsid="00219ecd"/>
    </style:style>
    <style:style style:name="P13" style:family="paragraph" style:parent-style-name="Standard">
      <style:text-properties officeooo:rsid="00219ecd" officeooo:paragraph-rsid="00219ecd"/>
    </style:style>
    <style:style style:name="P14" style:family="paragraph" style:parent-style-name="Standard">
      <style:text-properties officeooo:paragraph-rsid="0022d6d6"/>
    </style:style>
    <style:style style:name="P15" style:family="paragraph" style:parent-style-name="Standard">
      <style:text-properties officeooo:rsid="0022d6d6" officeooo:paragraph-rsid="0022d6d6"/>
    </style:style>
    <style:style style:name="P16" style:family="paragraph" style:parent-style-name="Standard">
      <style:text-properties officeooo:rsid="00234f54" officeooo:paragraph-rsid="00234f54"/>
    </style:style>
    <style:style style:name="P17" style:family="paragraph" style:parent-style-name="Standard">
      <style:text-properties officeooo:rsid="00234f54" officeooo:paragraph-rsid="002370af"/>
    </style:style>
    <style:style style:name="P18" style:family="paragraph" style:parent-style-name="Standard">
      <style:text-properties officeooo:rsid="00252b31" officeooo:paragraph-rsid="00252b31"/>
    </style:style>
    <style:style style:name="P19" style:family="paragraph" style:parent-style-name="Standard">
      <style:text-properties officeooo:rsid="002568fc" officeooo:paragraph-rsid="002568fc"/>
    </style:style>
    <style:style style:name="P20" style:family="paragraph" style:parent-style-name="Standard">
      <style:text-properties officeooo:rsid="0026ee15" officeooo:paragraph-rsid="0026ee15"/>
    </style:style>
    <style:style style:name="P21" style:family="paragraph" style:parent-style-name="Standard">
      <style:text-properties fo:font-weight="bold" officeooo:rsid="001fffda" officeooo:paragraph-rsid="001fffda" style:font-weight-asian="bold" style:font-weight-complex="bold"/>
    </style:style>
    <style:style style:name="P22" style:family="paragraph" style:parent-style-name="Standard">
      <style:text-properties fo:font-weight="bold" officeooo:paragraph-rsid="00219ecd" style:font-weight-asian="bold" style:font-weight-complex="bold"/>
    </style:style>
    <style:style style:name="P23" style:family="paragraph" style:parent-style-name="Standard">
      <style:text-properties fo:font-weight="bold" officeooo:rsid="0026ee15" officeooo:paragraph-rsid="0026ee15" style:font-weight-asian="bold" style:font-weight-complex="bold"/>
    </style:style>
    <style:style style:name="P24" style:family="paragraph" style:parent-style-name="Standard">
      <style:text-properties fo:font-weight="bold" officeooo:rsid="00234f54" officeooo:paragraph-rsid="00234f54" style:font-weight-asian="bold" style:font-weight-complex="bold"/>
    </style:style>
    <style:style style:name="P25" style:family="paragraph" style:parent-style-name="Standard">
      <style:text-properties fo:font-weight="bold" officeooo:rsid="002758d6" officeooo:paragraph-rsid="002758d6" style:font-weight-asian="bold" style:font-weight-complex="bold"/>
    </style:style>
    <style:style style:name="P26" style:family="paragraph" style:parent-style-name="Standard">
      <style:text-properties fo:font-weight="bold" officeooo:rsid="00219ecd" officeooo:paragraph-rsid="00219ecd" style:font-weight-asian="bold" style:font-weight-complex="bold"/>
    </style:style>
    <style:style style:name="P27" style:family="paragraph" style:parent-style-name="Standard">
      <style:text-properties fo:font-weight="bold" officeooo:rsid="002568fc" officeooo:paragraph-rsid="002568fc" style:font-weight-asian="bold" style:font-weight-complex="bold"/>
    </style:style>
    <style:style style:name="P28" style:family="paragraph" style:parent-style-name="Standard">
      <style:text-properties fo:font-weight="bold" officeooo:rsid="00252b31" officeooo:paragraph-rsid="002568fc" style:font-weight-asian="bold" style:font-weight-complex="bold"/>
    </style:style>
    <style:style style:name="P29" style:family="paragraph" style:parent-style-name="Standard">
      <style:text-properties fo:font-weight="bold" officeooo:rsid="00252b31" officeooo:paragraph-rsid="00252b31" style:font-weight-asian="bold" style:font-weight-complex="bold"/>
    </style:style>
    <style:style style:name="P30" style:family="paragraph" style:parent-style-name="Standard">
      <style:text-properties fo:font-weight="bold" officeooo:rsid="0022d6d6" officeooo:paragraph-rsid="0022d6d6" style:font-weight-asian="bold" style:font-weight-complex="bold"/>
    </style:style>
    <style:style style:name="P31" style:family="paragraph" style:parent-style-name="Standard">
      <style:text-properties fo:font-weight="bold" officeooo:paragraph-rsid="0022d6d6" style:font-weight-asian="bold" style:font-weight-complex="bold"/>
    </style:style>
    <style:style style:name="P32" style:family="paragraph" style:parent-style-name="Standard">
      <style:text-properties officeooo:rsid="002758d6" officeooo:paragraph-rsid="002758d6"/>
    </style:style>
    <style:style style:name="P33" style:family="paragraph" style:parent-style-name="Standard">
      <style:text-properties fo:color="#000000" loext:opacity="100%" style:font-name="Liberation Serif" fo:font-size="12pt" fo:font-weight="normal" officeooo:rsid="002758d6" officeooo:paragraph-rsid="002758d6" fo:background-color="#ffffff" style:font-size-asian="12pt" style:font-size-complex="12pt"/>
    </style:style>
    <style:style style:name="T1" style:family="text">
      <style:text-properties officeooo:rsid="001fffda"/>
    </style:style>
    <style:style style:name="T2" style:family="text">
      <style:text-properties officeooo:rsid="0020aecc"/>
    </style:style>
    <style:style style:name="T3" style:family="text">
      <style:text-properties officeooo:rsid="00219ecd"/>
    </style:style>
    <style:style style:name="T4" style:family="text">
      <style:text-properties officeooo:rsid="0022d6d6"/>
    </style:style>
    <style:style style:name="T5" style:family="text">
      <style:text-properties officeooo:rsid="002568fc"/>
    </style:style>
    <style:style style:name="T6" style:family="text">
      <style:text-properties officeooo:rsid="002758d6"/>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
      <text:p text:style-name="Standard"/>
      <text:p text:style-name="Standard"/>
      <text:p text:style-name="Standard"/>
      <text:p text:style-name="Standard"/>
      <text:p text:style-name="P7">NATURAL LANGUAGE PROCESSING</text:p>
      <text:p text:style-name="P6"><text:span text:style-name="T2">LAB </text:span>ASSIGNMEN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Submitted by:</text:p>
      <text:p text:style-name="P8"/>
      <text:p text:style-name="P8">Christy Binu</text:p>
      <text:p text:style-name="P9">Roll number: 97422607009</text:p>
      <text:p text:style-name="P8"/>
      <text:p text:style-name="P8">Msc. Computer Science</text:p>
      <text:p text:style-name="P8">With Specialization in</text:p>
      <text:p text:style-name="P8">Artificial Intelligence</text:p>
      <text:p text:style-name="P8"/>
      <text:p text:style-name="P10">Department of Computer Science</text:p>
      <text:p text:style-name="P8"><text:soft-page-break/></text:p>
      <text:p text:style-name="P3"/>
      <text:p text:style-name="P22"><text:span text:style-name="T2">Q </text:span><text:span text:style-name="T1">1: Read a multi page PDF File and Print its First Page</text:span></text:p>
      <text:p text:style-name="P12"/>
      <text:p text:style-name="P31"><text:span text:style-name="T4">Code: </text:span></text:p>
      <text:p text:style-name="P14"><text:span text:style-name="T1"><text:tab/></text:span></text:p>
      <text:p text:style-name="P1">import PyPDF2 as py</text:p>
      <text:p text:style-name="Standard"/>
      <text:p text:style-name="Standard">pdf = open('pdf.pdf', 'rb')</text:p>
      <text:p text:style-name="Standard">pdf_reader = py.PdfReader(pdf) </text:p>
      <text:p text:style-name="Standard"/>
      <text:p text:style-name="Standard">page = pdf_reader.pages[0]</text:p>
      <text:p text:style-name="Standard">text = page.extract_text()</text:p>
      <text:p text:style-name="Standard"/>
      <text:p text:style-name="Standard">print(text)</text:p>
      <text:p text:style-name="Standard">pdf.close()</text:p>
      <text:p text:style-name="Standard"/>
      <text:p text:style-name="P30">Output:</text:p>
      <text:p text:style-name="P15"/>
      <text:p text:style-name="P15">Research <text:s/>paper <text:s/>on Artificial </text:p>
      <text:p text:style-name="P15">Intelligence <text:s/></text:p>
      <text:p text:style-name="P15"><text:s/></text:p>
      <text:p text:style-name="P15"><text:s/></text:p>
      <text:p text:style-name="P15">Ashutosh <text:s/>Kumar <text:s/></text:p>
      <text:p text:style-name="P15">Galgotias <text:s/>University <text:s/></text:p>
      <text:p text:style-name="P15">(Under <text:s/>the Uttar <text:s/>Pradesh <text:s/>Private <text:s/>Universities <text:s/>Act No. <text:s/>12 of 2019) <text:s/></text:p>
      <text:p text:style-name="P15">Greater <text:s/>Noida, <text:s/>India <text:s/></text:p>
      <text:p text:style-name="P15">Email: Ashutosh.20scse1010626@galgotiasuniversity.edu.in <text:s/></text:p>
      <text:p text:style-name="P15"><text:s/></text:p>
      <text:p text:style-name="P15">Rachna <text:s/>Priya <text:s/></text:p>
      <text:p text:style-name="P15">Galgotias <text:s/>University <text:s/></text:p>
      <text:p text:style-name="P15">(Under <text:s/>the Uttar <text:s/>Pradesh <text:s/>Private <text:s/>Universites <text:s/>Act No. 12 of 2019) <text:s/></text:p>
      <text:p text:style-name="P15">Greater <text:s/>Noida,India <text:s/></text:p>
      <text:p text:style-name="P15">Email: <text:s/>Rachna.20scse1010564@galgotiasuniversity.edu.in <text:s/></text:p>
      <text:p text:style-name="P15"><text:s/></text:p>
      <text:p text:style-name="P15"><text:s/></text:p>
      <text:p text:style-name="P15">Swarna <text:s/>Kumari <text:s/></text:p>
      <text:p text:style-name="P15">Galgotias <text:s/>University <text:s/></text:p>
      <text:p text:style-name="P15">(Under <text:s/>the Uttar <text:s/>Pradesh <text:s/>Private <text:s/>Universites <text:s/>Act No. 12 of 2019) <text:s/></text:p>
      <text:p text:style-name="P15">Greater <text:s/>Noida,India <text:s/></text:p>
      <text:p text:style-name="P15">Email: <text:s/>Swarna.20scse1010565@galgotiasuniversity.edu.in <text:s/></text:p>
      <text:p text:style-name="P15"><text:s/></text:p>
      <text:p text:style-name="P15"><text:s/></text:p>
      <text:p text:style-name="P15">Under the <text:s/>guidance <text:s/>of </text:p>
      <text:p text:style-name="P15"><text:s/></text:p>
      <text:p text:style-name="P15">Mr. Pradeep Bedi <text:s/></text:p>
      <text:p text:style-name="P15">Assistant Professor <text:s/></text:p>
      <text:p text:style-name="P15">(Galgotias <text:s/>University) <text:s/></text:p>
      <text:p text:style-name="P15">Greater <text:s/>Noida, <text:s/>India <text:s/></text:p>
      <text:p text:style-name="P15">Email: <text:s/>pradeepbedi@galgotiasuniversity. edu.in </text:p>
      <text:p text:style-name="Standard"/>
      <text:p text:style-name="Standard"/>
      <text:p text:style-name="P21"><text:soft-page-break/><text:span text:style-name="T3">Q </text:span>2: Read Text from an File and Print them as Tokens(Use Alice Text passage)</text:p>
      <text:p text:style-name="P2"/>
      <text:p text:style-name="P24">Code: </text:p>
      <text:p text:style-name="P2">from nltk import word_tokenize</text:p>
      <text:p text:style-name="P2"/>
      <text:p text:style-name="P2">text = open(r"2nd Sem\NLP\aliceInWonderLand.txt")</text:p>
      <text:p text:style-name="P2">textString = ""</text:p>
      <text:p text:style-name="P2"/>
      <text:p text:style-name="P2">for i in text:</text:p>
      <text:p text:style-name="P2"><text:s text:c="2"/>textString += i</text:p>
      <text:p text:style-name="Standard"/>
      <text:p text:style-name="P2">text_tokenized = word_tokenize(textString)</text:p>
      <text:p text:style-name="P2"/>
      <text:p text:style-name="P2">token_list = {}</text:p>
      <text:p text:style-name="P2"/>
      <text:p text:style-name="P2">for i in text_tokenized:</text:p>
      <text:p text:style-name="P2"><text:s text:c="2"/>if i not in token_list:</text:p>
      <text:p text:style-name="P2"><text:s text:c="4"/>token_list[i] = 1</text:p>
      <text:p text:style-name="P2"><text:s text:c="2"/>else :</text:p>
      <text:p text:style-name="P2"><text:s text:c="4"/>token_list[i] += 1</text:p>
      <text:p text:style-name="P2"/>
      <text:p text:style-name="P2">for word in token_list:</text:p>
      <text:p text:style-name="P2"><text:s text:c="2"/>print('{:&lt;13} '.format(word))</text:p>
      <text:p text:style-name="P2"/>
      <text:p text:style-name="P24">Output:</text:p>
      <text:p text:style-name="P16"/>
      <text:p text:style-name="P17">Alice <text:s text:c="8"/><text:tab/><text:tab/><text:tab/><text:tab/>peeped <text:s/><text:tab/><text:tab/></text:p>
      <text:p text:style-name="P16">was <text:s text:c="10"/><text:tab/><text:tab/><text:tab/><text:tab/>into </text:p>
      <text:p text:style-name="P16">beginning <text:s text:c="4"/><text:tab/><text:tab/><text:tab/><text:tab/>book </text:p>
      <text:p text:style-name="P16">to <text:s text:c="11"/><text:tab/><text:tab/><text:tab/><text:tab/>reading </text:p>
      <text:p text:style-name="P16">get <text:s text:c="10"/><text:tab/><text:tab/><text:tab/><text:tab/>but</text:p>
      <text:p text:style-name="P16">very <text:s text:c="9"/><text:tab/><text:tab/><text:tab/><text:tab/>it </text:p>
      <text:p text:style-name="P16">tired <text:s text:c="8"/><text:tab/><text:tab/><text:tab/><text:tab/>no </text:p>
      <text:p text:style-name="P16">of <text:s text:c="11"/><text:tab/><text:tab/><text:tab/><text:tab/>pictures </text:p>
      <text:p text:style-name="P16">sitting <text:s text:c="6"/><text:tab/><text:tab/><text:tab/><text:tab/>conversations</text:p>
      <text:p text:style-name="P16">by <text:s text:c="11"/><text:tab/><text:tab/><text:tab/><text:tab/>in</text:p>
      <text:p text:style-name="P16">her <text:s text:c="10"/><text:tab/><text:tab/><text:tab/><text:tab/>`</text:p>
      <text:p text:style-name="P16">sister <text:s text:c="7"/><text:tab/><text:tab/><text:tab/><text:tab/>what</text:p>
      <text:p text:style-name="P16">on <text:s text:c="11"/><text:tab/><text:tab/><text:tab/><text:tab/>is</text:p>
      <text:p text:style-name="P17">the <text:s text:c="10"/><text:tab/><text:tab/><text:tab/><text:tab/><text:span text:style-name="T1">use</text:span></text:p>
      <text:p text:style-name="P17">bank <text:s text:c="9"/><text:tab/><text:tab/><text:tab/><text:tab/><text:span text:style-name="T1">a</text:span></text:p>
      <text:p text:style-name="P17">, <text:s text:c="12"/><text:tab/><text:tab/><text:tab/><text:tab/><text:span text:style-name="T1">' </text:span></text:p>
      <text:p text:style-name="P17">and <text:s text:c="10"/><text:tab/><text:tab/><text:tab/><text:tab/><text:span text:style-name="T1">thought </text:span></text:p>
      <text:p text:style-name="P17">having <text:s text:c="7"/><text:tab/><text:tab/><text:tab/><text:tab/><text:span text:style-name="T1">without </text:span></text:p>
      <text:p text:style-name="P17">nothing <text:s text:c="6"/><text:tab/><text:tab/><text:tab/><text:tab/><text:span text:style-name="T1">conversation</text:span></text:p>
      <text:p text:style-name="P17">do <text:s text:c="11"/><text:tab/><text:tab/><text:tab/><text:tab/><text:span text:style-name="T1">?</text:span></text:p>
      <text:p text:style-name="P16">: <text:s text:c="12"/></text:p>
      <text:p text:style-name="P16">once <text:s text:c="9"/></text:p>
      <text:p text:style-name="P16">or <text:s text:c="11"/></text:p>
      <text:p text:style-name="P16">twice <text:s text:c="8"/></text:p>
      <text:p text:style-name="P16">she <text:s text:c="10"/></text:p>
      <text:p text:style-name="P16">had <text:s text:c="10"/></text:p>
      <text:p text:style-name="P21"><text:soft-page-break/><text:span text:style-name="T3">Q </text:span>3: <text:s/>Remove Stop Words FromText data</text:p>
      <text:p text:style-name="P2"/>
      <text:p text:style-name="P24">Code:</text:p>
      <text:p text:style-name="P16"/>
      <text:p text:style-name="P2">from nltk.corpus import stopwords</text:p>
      <text:p text:style-name="P2">from nltk import word_tokenize</text:p>
      <text:p text:style-name="P2"/>
      <text:p text:style-name="P2">stopWords = stopwords.words('english')</text:p>
      <text:p text:style-name="P2"/>
      <text:p text:style-name="P2">text = open(r"2nd Sem\NLP\aliceInWonderLand.txt")</text:p>
      <text:p text:style-name="P2">text = text.read()</text:p>
      <text:p text:style-name="P2"/>
      <text:p text:style-name="P2">tokenized_text = word_tokenize(text)</text:p>
      <text:p text:style-name="P2"/>
      <text:p text:style-name="P2">textString = []</text:p>
      <text:p text:style-name="P2"/>
      <text:p text:style-name="P2">for i in tokenized_text:</text:p>
      <text:p text:style-name="P2"><text:s text:c="4"/>if i not in stopWords:</text:p>
      <text:p text:style-name="P2"><text:s text:c="8"/>textString.append(i)</text:p>
      <text:p text:style-name="P2"/>
      <text:p text:style-name="P2">for text in textString:</text:p>
      <text:p text:style-name="P2"><text:s text:c="4"/>print(text, end = " ")</text:p>
      <text:p text:style-name="P2"/>
      <text:p text:style-name="P29">Output:</text:p>
      <text:p text:style-name="P18"/>
      <text:p text:style-name="P18">Alice beginning get tired sitting sister bank , nothing : twice peeped book sister reading , pictures conversations , ` use book , ' thought Alice ` without </text:p>
      <text:p text:style-name="P2"/>
      <text:p text:style-name="P2"/>
      <text:p text:style-name="P21"><text:span text:style-name="T3">Q </text:span>4: Convert Text Data Into Lowercase</text:p>
      <text:p text:style-name="P2"/>
      <text:p text:style-name="P24">Code:</text:p>
      <text:p text:style-name="P2"/>
      <text:p text:style-name="P2">text = open(r"2nd Sem\NLP\aliceInWonderLand.txt")</text:p>
      <text:p text:style-name="P2">text = text.read()</text:p>
      <text:p text:style-name="P2"/>
      <text:p text:style-name="P2">textString = text.lower()</text:p>
      <text:p text:style-name="P2"/>
      <text:p text:style-name="P2">print("Input text :", text, sep="\n",end="\n\n")</text:p>
      <text:p text:style-name="P2">print("Converted Lower case text:", textString, sep="\n", end='\n\n')</text:p>
      <text:p text:style-name="P2"/>
      <text:p text:style-name="P29">Output:</text:p>
      <text:p text:style-name="P18"/>
      <text:p text:style-name="P18">Input text :</text:p>
      <text:p text:style-name="P18">Alice was beginning to get very tired of sitting by her sister on the bank, and of having nothing to do: once or twice she had peeped into the book her sister was reading, but it had no pictures or conversations in it, `and what is the use of a book,' thought Alice `without pictures or conversation?'</text:p>
      <text:p text:style-name="P18"/>
      <text:p text:style-name="P18">Converted Lower case text:</text:p>
      <text:p text:style-name="P18">alice was beginning to get very tired of sitting by her sister on the bank, and of having nothing to do: once or twice she had peeped into the book her sister was reading, but it had no pictures or conversations in it, `and what is the use of a book,' thought alice `without pictures or conversation?'</text:p>
      <text:p text:style-name="P21"><text:soft-page-break/><text:span text:style-name="T3">Q </text:span>5: Remove Punctuations from text data</text:p>
      <text:p text:style-name="P2"/>
      <text:p text:style-name="P24">Code:</text:p>
      <text:p text:style-name="P2"/>
      <text:p text:style-name="P2">from nltk import word_tokenize</text:p>
      <text:p text:style-name="P2">from string import punctuation</text:p>
      <text:p text:style-name="P2"/>
      <text:p text:style-name="P2">text = open(r"2nd Sem\NLP\aliceInWonderLand.txt")</text:p>
      <text:p text:style-name="P2">text = text.read()</text:p>
      <text:p text:style-name="P2"/>
      <text:p text:style-name="P2">tokenized_text = word_tokenize(text)</text:p>
      <text:p text:style-name="P2">textString = ""</text:p>
      <text:p text:style-name="P2"/>
      <text:p text:style-name="P2">for token in tokenized_text:</text:p>
      <text:p text:style-name="P2"><text:s text:c="4"/>if token not in punctuation:</text:p>
      <text:p text:style-name="P2"><text:s text:c="8"/>textString += <text:s/>" " + token </text:p>
      <text:p text:style-name="P2"/>
      <text:p text:style-name="P2">print(textString)</text:p>
      <text:p text:style-name="P2"/>
      <text:p text:style-name="P29">Output:</text:p>
      <text:p text:style-name="P18"/>
      <text:p text:style-name="P18">Alice was beginning to get very tired of sitting by her sister on the bank and of having nothing to do once or twice she had peeped into the book her sister was reading but it had no pictures or conversations in it and what is the use of a book thought Alice without pictures or conversation</text:p>
      <text:p text:style-name="P2"/>
      <text:p text:style-name="P2"/>
      <text:p text:style-name="P21"><text:span text:style-name="T3">Q </text:span>6: Print The frequency of words in a document</text:p>
      <text:p text:style-name="P2"/>
      <text:p text:style-name="P24">Code:</text:p>
      <text:p text:style-name="P2"/>
      <text:p text:style-name="P2">from nltk import word_tokenize</text:p>
      <text:p text:style-name="P2"/>
      <text:p text:style-name="P2">text = open(r"2nd Sem\NLP\aliceInWonderLand.txt")</text:p>
      <text:p text:style-name="P2">textString = ""</text:p>
      <text:p text:style-name="P2"/>
      <text:p text:style-name="P2">for i in text:</text:p>
      <text:p text:style-name="P2"><text:s text:c="2"/>textString += i</text:p>
      <text:p text:style-name="P2"/>
      <text:p text:style-name="P2">text_tokenized = word_tokenize(textString)</text:p>
      <text:p text:style-name="P2"/>
      <text:p text:style-name="P2">token_list = {}</text:p>
      <text:p text:style-name="P2"/>
      <text:p text:style-name="P2">for i in text_tokenized:</text:p>
      <text:p text:style-name="P2"><text:s text:c="2"/>if i not in token_list:</text:p>
      <text:p text:style-name="P2"><text:s text:c="4"/>token_list[i] = 1</text:p>
      <text:p text:style-name="P2"><text:s text:c="2"/>else :</text:p>
      <text:p text:style-name="P2"><text:s text:c="4"/>token_list[i] += 1</text:p>
      <text:p text:style-name="P2"/>
      <text:p text:style-name="P2">for word in token_list:</text:p>
      <text:p text:style-name="P2"><text:s text:c="2"/>print('{:&lt;13} <text:s/>{:&lt;12} '.format(word, token_list[word]))</text:p>
      <text:p text:style-name="P2"/>
      <text:p text:style-name="P18"/>
      <text:p text:style-name="P29"><text:soft-page-break/>Output:</text:p>
      <text:p text:style-name="P18"/>
      <text:p text:style-name="P18">Alice<text:tab/><text:tab/>2 <text:s text:c="11"/></text:p>
      <text:p text:style-name="P18">was <text:s text:c="11"/><text:tab/>2 <text:s text:c="11"/></text:p>
      <text:p text:style-name="P18">beginning <text:s text:c="5"/><text:tab/>1 <text:s text:c="11"/></text:p>
      <text:p text:style-name="P18">to <text:s text:c="12"/><text:tab/>2 <text:s text:c="11"/></text:p>
      <text:p text:style-name="P18">get <text:s text:c="11"/><text:tab/>1 <text:s text:c="11"/></text:p>
      <text:p text:style-name="P18">very <text:s text:c="10"/><text:tab/>1 <text:s text:c="11"/></text:p>
      <text:p text:style-name="P18">tired <text:s text:c="9"/><text:tab/>1 <text:s text:c="11"/></text:p>
      <text:p text:style-name="P18">of <text:s text:c="12"/><text:tab/>3 <text:s text:c="11"/></text:p>
      <text:p text:style-name="P18">sitting <text:s text:c="7"/><text:tab/>1 <text:s text:c="11"/></text:p>
      <text:p text:style-name="P18">by <text:s text:c="12"/><text:tab/>1 <text:s text:c="11"/></text:p>
      <text:p text:style-name="P18">her <text:s text:c="11"/><text:tab/>2 <text:s text:c="11"/></text:p>
      <text:p text:style-name="P18">sister <text:s text:c="8"/><text:tab/>2 <text:s text:c="11"/></text:p>
      <text:p text:style-name="P18">on <text:s text:c="12"/><text:tab/>1 <text:s text:c="11"/></text:p>
      <text:p text:style-name="P18">the <text:s text:c="11"/><text:tab/>3 <text:s text:c="11"/></text:p>
      <text:p text:style-name="P18">bank <text:s text:c="10"/><text:tab/>1 <text:s text:c="11"/></text:p>
      <text:p text:style-name="P18">, <text:s text:c="13"/><text:tab/>4 <text:s text:c="11"/></text:p>
      <text:p text:style-name="P18">and <text:s text:c="11"/><text:tab/>2 <text:s text:c="11"/></text:p>
      <text:p text:style-name="P18">having <text:s text:c="8"/><text:tab/>1 <text:s text:c="11"/></text:p>
      <text:p text:style-name="P18">nothing <text:s text:c="7"/><text:tab/>1 <text:s text:c="11"/></text:p>
      <text:p text:style-name="P18">do <text:s text:c="12"/><text:tab/>1 <text:s text:c="11"/></text:p>
      <text:p text:style-name="P18">: <text:s text:c="13"/><text:tab/>1 <text:s text:c="11"/></text:p>
      <text:p text:style-name="P18">once <text:s text:c="10"/><text:tab/>1 <text:s text:c="11"/></text:p>
      <text:p text:style-name="P18">or <text:s text:c="12"/><text:tab/>3 <text:s text:c="11"/></text:p>
      <text:p text:style-name="P18">twice <text:s text:c="9"/><text:tab/>1 <text:s text:c="11"/></text:p>
      <text:p text:style-name="P18">she <text:s text:c="11"/><text:tab/>1 <text:s text:c="11"/></text:p>
      <text:p text:style-name="P18">had <text:s text:c="11"/><text:tab/>2 <text:s text:c="11"/></text:p>
      <text:p text:style-name="P18">peeped <text:s text:c="8"/><text:tab/>1 <text:s text:c="11"/></text:p>
      <text:p text:style-name="P18">into <text:s text:c="10"/><text:tab/>1 <text:s text:c="11"/></text:p>
      <text:p text:style-name="P18">book <text:s text:c="10"/><text:tab/>2 <text:s text:c="11"/></text:p>
      <text:p text:style-name="P18">reading <text:s text:c="7"/><text:tab/>1 <text:s text:c="11"/></text:p>
      <text:p text:style-name="P18">but <text:s text:c="11"/><text:tab/>1 <text:s text:c="4"/><text:tab/> <text:s text:c="6"/></text:p>
      <text:p text:style-name="P18">it <text:s text:c="12"/><text:tab/>2 <text:s text:c="11"/></text:p>
      <text:p text:style-name="P18">no <text:s text:c="12"/><text:tab/>1 <text:s text:c="11"/></text:p>
      <text:p text:style-name="P18">pictures <text:s text:c="6"/><text:tab/>2 <text:s text:c="11"/></text:p>
      <text:p text:style-name="P18">conversations <text:s/>1<text:tab/> <text:s text:c="11"/></text:p>
      <text:p text:style-name="P18">in <text:s text:c="12"/><text:tab/>1 <text:s text:c="11"/></text:p>
      <text:p text:style-name="P18">` <text:s text:c="13"/><text:tab/>2 <text:s text:c="11"/></text:p>
      <text:p text:style-name="P18">what <text:s text:c="10"/><text:tab/>1 <text:s text:c="11"/></text:p>
      <text:p text:style-name="P18">is <text:s text:c="12"/><text:tab/>1 <text:s text:c="11"/></text:p>
      <text:p text:style-name="P18">use <text:s text:c="11"/><text:tab/>1 <text:s text:c="11"/></text:p>
      <text:p text:style-name="P18">a <text:tab/> <text:s text:c="11"/>1 <text:s text:c="11"/></text:p>
      <text:p text:style-name="P18">' <text:s text:c="13"/><text:tab/>2 <text:s text:c="11"/></text:p>
      <text:p text:style-name="P18">thought <text:s text:c="7"/><text:tab/>1 <text:s text:c="11"/></text:p>
      <text:p text:style-name="P18">without <text:s text:c="7"/><text:tab/>1 <text:s text:c="11"/></text:p>
      <text:p text:style-name="P18">conversation <text:s text:c="2"/>1 <text:s text:c="11"/></text:p>
      <text:p text:style-name="P18">? <text:s text:c="13"/><text:tab/>1 </text:p>
      <text:p text:style-name="P18"/>
      <text:p text:style-name="P18"/>
      <text:p text:style-name="P18"/>
      <text:p text:style-name="P18"/>
      <text:p text:style-name="P21"><text:soft-page-break/><text:span text:style-name="T3">Q </text:span>7: Extract Entity from a text</text:p>
      <text:p text:style-name="P2"/>
      <text:p text:style-name="P16"><text:span text:style-name="T7">Code:</text:span> </text:p>
      <text:p text:style-name="P16"/>
      <text:p text:style-name="P2">import spacy</text:p>
      <text:p text:style-name="P2"/>
      <text:p text:style-name="P2"># nlp = spacy.load('en_core_web_sm')</text:p>
      <text:p text:style-name="P2"># nlp = spacy.load('en_core_web_md')</text:p>
      <text:p text:style-name="P2"/>
      <text:p text:style-name="P2">nlp = spacy.load('en_core_web_lg')</text:p>
      <text:p text:style-name="P2">text = "England won the 2019 world cup vs The 2019 world cup"</text:p>
      <text:p text:style-name="P2"/>
      <text:p text:style-name="P2"># text = open(r"2nd Sem\NLP\aliceInWonderLand.txt")</text:p>
      <text:p text:style-name="P2"># text = text.read()</text:p>
      <text:p text:style-name="P2"/>
      <text:p text:style-name="P2">doc = nlp(text)</text:p>
      <text:p text:style-name="P2"/>
      <text:p text:style-name="P2">for ent in doc.ents:</text:p>
      <text:p text:style-name="P2"><text:s text:c="4"/>print(ent.text, ent.label_)</text:p>
      <text:p text:style-name="P2"/>
      <text:p text:style-name="P18"/>
      <text:p text:style-name="P18"><text:span text:style-name="T7">Input:</text:span> England won the 2019 world cup vs The 2019 world cup</text:p>
      <text:p text:style-name="P18"/>
      <text:p text:style-name="P28">Output:</text:p>
      <text:p text:style-name="P28"/>
      <text:p text:style-name="P18">England GPE</text:p>
      <text:p text:style-name="P18">2019 DATE</text:p>
      <text:p text:style-name="P18">2019 DATE</text:p>
      <text:p text:style-name="P18"/>
      <text:p text:style-name="P21"><text:span text:style-name="T3">Q </text:span>8: Create a custom Lookup Dictionary and Create a Custom Function For text Standardization</text:p>
      <text:p text:style-name="P2"/>
      <text:p text:style-name="P24">Code:</text:p>
      <text:p text:style-name="P16"/>
      <text:p text:style-name="P2">from nltk import word_tokenize</text:p>
      <text:p text:style-name="P2"/>
      <text:p text:style-name="P2">customDictionary = {</text:p>
      <text:p text:style-name="P2"><text:s text:c="4"/>'LOL': 'Laughing out loud',</text:p>
      <text:p text:style-name="P2"><text:s text:c="4"/>'ASAP': 'As soon as possible',</text:p>
      <text:p text:style-name="P2"><text:s text:c="4"/>'FYI': 'For your information',</text:p>
      <text:p text:style-name="P2"><text:s text:c="4"/>'G2G': 'Got to go',</text:p>
      <text:p text:style-name="P2"><text:s text:c="4"/>'FB': 'Facebook',</text:p>
      <text:p text:style-name="P2"><text:s text:c="4"/>'MSG': 'Message',</text:p>
      <text:p text:style-name="P2"><text:s text:c="4"/>'TTYL': 'Talk to you later',</text:p>
      <text:p text:style-name="P2"><text:s text:c="4"/>'IMO': 'In my opinion'</text:p>
      <text:p text:style-name="P2">}</text:p>
      <text:p text:style-name="P2"/>
      <text:p text:style-name="P2">text = input("Enter any text: ")</text:p>
      <text:p text:style-name="P2">tokenized_text = word_tokenize(text)</text:p>
      <text:p text:style-name="P2"/>
      <text:p text:style-name="P2">textString = " "</text:p>
      <text:p text:style-name="P2">for word in tokenized_text:</text:p>
      <text:p text:style-name="P2"><text:soft-page-break/><text:s text:c="4"/>if word in customDictionary:</text:p>
      <text:p text:style-name="P2"><text:s text:c="8"/>textString += customDictionary[word] + " "</text:p>
      <text:p text:style-name="P2"><text:s text:c="4"/>else:</text:p>
      <text:p text:style-name="P2"><text:s text:c="8"/>textString += word +" "</text:p>
      <text:p text:style-name="P2"/>
      <text:p text:style-name="P2">print("The standardized form of given text: ", textString, sep="\n")</text:p>
      <text:p text:style-name="P2"/>
      <text:p text:style-name="P27">Input:</text:p>
      <text:p text:style-name="P19"/>
      <text:p text:style-name="P19">Enter any text: Come here ASAP!</text:p>
      <text:p text:style-name="P2"/>
      <text:p text:style-name="P27">Output:</text:p>
      <text:p text:style-name="P19"/>
      <text:p text:style-name="P19">The standardized form of given text: </text:p>
      <text:p text:style-name="P19"><text:s/>Come here As soon as possible ! </text:p>
      <text:p text:style-name="P2"/>
      <text:p text:style-name="P2"/>
      <text:p text:style-name="P21"><text:span text:style-name="T3">Q </text:span>9: Correct spelling mistakes of Given Words</text:p>
      <text:p text:style-name="P2"/>
      <text:p text:style-name="P24">Code:</text:p>
      <text:p text:style-name="P2"/>
      <text:p text:style-name="P2">from textblob import TextBlob</text:p>
      <text:p text:style-name="P2"/>
      <text:p text:style-name="P2"/>
      <text:p text:style-name="P2">text = open(r"2nd Sem\NLP\alicespellingMistake.txt")</text:p>
      <text:p text:style-name="P2">textString = ""</text:p>
      <text:p text:style-name="P2"/>
      <text:p text:style-name="P2">for i in text:</text:p>
      <text:p text:style-name="P2"><text:s text:c="4"/>textString += i + " "</text:p>
      <text:p text:style-name="P2"><text:s text:c="4"/></text:p>
      <text:p text:style-name="P2">print('Text with error: ')</text:p>
      <text:p text:style-name="P2">print(textString)</text:p>
      <text:p text:style-name="P2"/>
      <text:p text:style-name="P2">textString = TextBlob(textString)</text:p>
      <text:p text:style-name="P2">correctedText = textString.correct()</text:p>
      <text:p text:style-name="P2"/>
      <text:p text:style-name="P2">print('\nCorrected Text:')</text:p>
      <text:p text:style-name="P2">print(correctedText)</text:p>
      <text:p text:style-name="P2"/>
      <text:p text:style-name="P27">Input:</text:p>
      <text:p text:style-name="P19"><text:line-break/>Text with error: </text:p>
      <text:p text:style-name="P19">Alicpe was begwinning to get vtery tiregd of sitting by her sisteur on trhe bank, and of having nothing to do: once or twicqe she had peeped into the blook her sister whas reading, butf it hadp ngo picturmes or conversationgs in it, `and whaat is the use ofc a book,' thoughtf Alicej `without pictures or conversation?' </text:p>
      <text:p text:style-name="P19"/>
      <text:p text:style-name="P27">Output:</text:p>
      <text:p text:style-name="P19"/>
      <text:p text:style-name="P19">Corrected Text:</text:p>
      <text:p text:style-name="P19"><text:soft-page-break/>Alice was beginning to get very tired of sitting by her sister on the bank, and of having nothing to do: once or twice she had peeped into the look her sister was reading, but it had no pictures or conversations in it, `and what is the use of a book,' thought Alice `without pictures or conversation?' </text:p>
      <text:p text:style-name="P2"/>
      <text:p text:style-name="P21"><text:span text:style-name="T3">Q </text:span>10: Perform steaming and l<text:span text:style-name="T5">emma</text:span>tization on Text</text:p>
      <text:p text:style-name="P2"/>
      <text:p text:style-name="P24">Code:</text:p>
      <text:p text:style-name="P2"/>
      <text:p text:style-name="P2">from nltk.stem import PorterStemmer</text:p>
      <text:p text:style-name="P2">from nltk.stem import WordNetLemmatizer</text:p>
      <text:p text:style-name="P2"/>
      <text:p text:style-name="P2">text = input("enter any text:\n")</text:p>
      <text:p text:style-name="P2"/>
      <text:p text:style-name="P2">word_stemmer = PorterStemmer()</text:p>
      <text:p text:style-name="P2">stemmedText = word_stemmer.stem(text)</text:p>
      <text:p text:style-name="P2">print("\nStem of text: ", stemmedText)</text:p>
      <text:p text:style-name="P2"/>
      <text:p text:style-name="P2">word_Lemmatizer = WordNetLemmatizer()</text:p>
      <text:p text:style-name="P2">lemmatizedText = word_Lemmatizer.lemmatize(text)</text:p>
      <text:p text:style-name="P2">print("\nlemma of text: ", lemmatizedText)</text:p>
      <text:p text:style-name="P2"/>
      <text:p text:style-name="P20">Input:</text:p>
      <text:p text:style-name="P2"/>
      <text:p text:style-name="P2">Writing</text:p>
      <text:p text:style-name="P2"/>
      <text:p text:style-name="P20">Output:</text:p>
      <text:p text:style-name="P2"/>
      <text:p text:style-name="P2">Stem of text: <text:s/>write</text:p>
      <text:p text:style-name="P2"/>
      <text:p text:style-name="P2">lemma of text: <text:s/>Writing</text:p>
      <text:p text:style-name="P2"/>
      <text:p text:style-name="P21"><text:span text:style-name="T3">Q </text:span>11: Generate N-Grams For a Given Sentence</text:p>
      <text:p text:style-name="P2"/>
      <text:p text:style-name="P24">Code:</text:p>
      <text:p text:style-name="P2"/>
      <text:p text:style-name="P2">from digitToWord import digitToWord</text:p>
      <text:p text:style-name="P2"/>
      <text:p text:style-name="P2">def generate_ngram(text, ngram):</text:p>
      <text:p text:style-name="P2"><text:s text:c="4"/>words = text.split()</text:p>
      <text:p text:style-name="P2"><text:s text:c="4"/>if len(words) &lt; ngram:</text:p>
      <text:p text:style-name="P2"><text:s text:c="8"/>ngram = len(words) - 1</text:p>
      <text:p text:style-name="P2"><text:s text:c="4"/>output = []</text:p>
      <text:p text:style-name="P2"/>
      <text:p text:style-name="P2"><text:s text:c="4"/>for i in range(len(words) - ngram):</text:p>
      <text:p text:style-name="P2"><text:s text:c="8"/>output.append(words[i:i+ngram])</text:p>
      <text:p text:style-name="P2"><text:s text:c="4"/>return output</text:p>
      <text:p text:style-name="P2"/>
      <text:p text:style-name="P2">text = 'this is a very good book to study'</text:p>
      <text:p text:style-name="P2">print("Given text:",text,sep="\n", end="\n\n")</text:p>
      <text:p text:style-name="P2"/>
      <text:p text:style-name="P2">n = int(input("Enter n value : "))</text:p>
      <text:p text:style-name="P2"/>
      <text:p text:style-name="P2"><text:soft-page-break/>if n == 0:</text:p>
      <text:p text:style-name="P2"><text:s text:c="4"/>print("\nN must be greater than 0\n")</text:p>
      <text:p text:style-name="P2"><text:s text:c="4"/>exit()</text:p>
      <text:p text:style-name="P2">else :</text:p>
      <text:p text:style-name="P2"><text:s text:c="4"/>word_for_n = digitToWord(n)</text:p>
      <text:p text:style-name="P2"><text:s text:c="4"/>print(f"\n{word_for_n}-gram Model for given text :\n")</text:p>
      <text:p text:style-name="P2"><text:s text:c="4"/></text:p>
      <text:p text:style-name="P2"><text:s text:c="4"/></text:p>
      <text:p text:style-name="P2"/>
      <text:p text:style-name="P2">generated_ngram = generate_ngram(text, n)</text:p>
      <text:p text:style-name="P2"/>
      <text:p text:style-name="P2"/>
      <text:p text:style-name="P2">for i in generated_ngram:</text:p>
      <text:p text:style-name="P2"><text:s text:c="4"/>print(f"{i[len(i)-1]} | ", end="")</text:p>
      <text:p text:style-name="P2"><text:s text:c="4"/>for j in range(0, len(i)-1):</text:p>
      <text:p text:style-name="P2"><text:s text:c="6"/>print(i[j], end=" ")</text:p>
      <text:p text:style-name="P2"><text:s text:c="4"/>print("\n")</text:p>
      <text:p text:style-name="P2"/>
      <text:p text:style-name="P23">Input:</text:p>
      <text:p text:style-name="P20"/>
      <text:p text:style-name="P20">this is a very good book to study</text:p>
      <text:p text:style-name="P20"/>
      <text:p text:style-name="P20">Enter n value : 2</text:p>
      <text:p text:style-name="P20"/>
      <text:p text:style-name="P23">Output: </text:p>
      <text:p text:style-name="P20"/>
      <text:p text:style-name="P20">Bi-gram Model for given text :</text:p>
      <text:p text:style-name="P20"/>
      <text:p text:style-name="P20">is | this </text:p>
      <text:p text:style-name="P20"/>
      <text:p text:style-name="P20">a | is </text:p>
      <text:p text:style-name="P20"/>
      <text:p text:style-name="P20">very | a </text:p>
      <text:p text:style-name="P20"/>
      <text:p text:style-name="P20">good | very </text:p>
      <text:p text:style-name="P20"/>
      <text:p text:style-name="P20">book | good </text:p>
      <text:p text:style-name="P20"/>
      <text:p text:style-name="P20">to | book </text:p>
      <text:p text:style-name="P2"/>
      <text:p text:style-name="P21"><text:span text:style-name="T3">Q </text:span>12: Convert Text Features using one hot Encoding</text:p>
      <text:p text:style-name="P2"/>
      <text:p text:style-name="P24">Code:</text:p>
      <text:p text:style-name="P16"/>
      <text:p text:style-name="P4">from sklearn.feature_extraction.text import CountVectorizer</text:p>
      <text:p text:style-name="P4"/>
      <text:p text:style-name="P4">text = ['this is a very good book to study',</text:p>
      <text:p text:style-name="P4"><text:s text:c="8"/>'This is second sentence',</text:p>
      <text:p text:style-name="P4"><text:s text:c="8"/>'This is third sentence']</text:p>
      <text:p text:style-name="P4"/>
      <text:p text:style-name="P4"># Initialize CountVectorizer to perform one-hot encoding</text:p>
      <text:p text:style-name="P4">vectorizer = CountVectorizer(binary=True)</text:p>
      <text:p text:style-name="P4"><text:soft-page-break/></text:p>
      <text:p text:style-name="P4"># Fit and transform the text data</text:p>
      <text:p text:style-name="P4">one_hot_encoded = vectorizer.fit_transform(text)</text:p>
      <text:p text:style-name="P4"/>
      <text:p text:style-name="P4"># Get the feature names (unique words)</text:p>
      <text:p text:style-name="P4">feature_names = vectorizer.get_feature_names_out()</text:p>
      <text:p text:style-name="P4"/>
      <text:p text:style-name="P4"># Display the one-hot encoded vectors and feature names</text:p>
      <text:p text:style-name="P4">print("One-hot encoded vectors:")</text:p>
      <text:p text:style-name="P4">print(one_hot_encoded.toarray())</text:p>
      <text:p text:style-name="P4">print("\nFeature names:")</text:p>
      <text:p text:style-name="P4">print(feature_names)</text:p>
      <text:p text:style-name="P4"/>
      <text:p text:style-name="P23">Input:</text:p>
      <text:p text:style-name="P20">'this is a very good book to study',</text:p>
      <text:p text:style-name="P20">'This is second sentence',</text:p>
      <text:p text:style-name="P20">'This is third sentence'</text:p>
      <text:p text:style-name="P2"/>
      <text:p text:style-name="P23">Output:</text:p>
      <text:p text:style-name="P20"/>
      <text:p text:style-name="P20">One-hot encoded vectors:</text:p>
      <text:p text:style-name="P20">[[1 1 1 0 0 1 0 1 1 1]</text:p>
      <text:p text:style-name="P20"><text:s/>[0 0 1 1 1 0 0 1 0 0]</text:p>
      <text:p text:style-name="P20"><text:s/>[0 0 1 0 1 0 1 1 0 0]]</text:p>
      <text:p text:style-name="P20"/>
      <text:p text:style-name="P20">Feature names:</text:p>
      <text:p text:style-name="P20">['book' 'good' 'is' 'second' 'sentence' 'study' 'third' 'this' 'to' 'very']</text:p>
      <text:p text:style-name="P20"/>
      <text:p text:style-name="P26">Q 13: Convert Text Features using a count vectoriser</text:p>
      <text:p text:style-name="P13"/>
      <text:p text:style-name="P24">Code:</text:p>
      <text:p text:style-name="P16"/>
      <text:p text:style-name="P2">from nltk import word_tokenize</text:p>
      <text:p text:style-name="P2">import pandas as pd</text:p>
      <text:p text:style-name="P2"/>
      <text:p text:style-name="P2">text_array = ['Hello my name is james', 'this is my python notebook']</text:p>
      <text:p text:style-name="P2">tokenized_text = []</text:p>
      <text:p text:style-name="P2"/>
      <text:p text:style-name="P2">for i in range(len(text_array)):</text:p>
      <text:p text:style-name="P2"><text:s text:c="4"/>tokenized_text.append(word_tokenize(text_array[i]))</text:p>
      <text:p text:style-name="P2"/>
      <text:p text:style-name="P2">uniqueWords = {}</text:p>
      <text:p text:style-name="P2"/>
      <text:p text:style-name="P2">for text in tokenized_text:</text:p>
      <text:p text:style-name="P2"><text:s text:c="4"/>for word in text:</text:p>
      <text:p text:style-name="P2"><text:s text:c="8"/>if word not in uniqueWords:</text:p>
      <text:p text:style-name="P2"><text:s text:c="12"/>uniqueWords[word] = []</text:p>
      <text:p text:style-name="P2"/>
      <text:p text:style-name="P2"/>
      <text:p text:style-name="P2">for word in uniqueWords:</text:p>
      <text:p text:style-name="P2"><text:s text:c="4"/>for text in tokenized_text:</text:p>
      <text:p text:style-name="P2"><text:s text:c="8"/>if word in text:</text:p>
      <text:p text:style-name="P2"><text:soft-page-break/><text:s text:c="12"/>uniqueWords[word].append(1)</text:p>
      <text:p text:style-name="P2"><text:s text:c="8"/>else:</text:p>
      <text:p text:style-name="P2"><text:s text:c="12"/>uniqueWords[word].append(0)</text:p>
      <text:p text:style-name="P2"/>
      <text:p text:style-name="P2">df = pd.DataFrame(uniqueWords) <text:s text:c="6"/></text:p>
      <text:p text:style-name="P2">print(df)</text:p>
      <text:p text:style-name="P2"/>
      <text:p text:style-name="P25">Input:</text:p>
      <text:p text:style-name="P25"/>
      <text:p text:style-name="P33">'Hello my name is james', 'this is my python notebook'</text:p>
      <text:p text:style-name="P32"/>
      <text:p text:style-name="P23">Output:</text:p>
      <text:p text:style-name="P20"/>
      <text:p text:style-name="P20"><text:s text:c="3"/>Hello <text:s/>my <text:s/>name <text:s/>is <text:s/>james <text:s/>this <text:s/>python <text:s/>notebook</text:p>
      <text:p text:style-name="P20">0 <text:s text:c="5"/>1 <text:s text:c="3"/>1 <text:s text:c="4"/><text:tab/>1 <text:s text:c="6"/>1 <text:s text:c="5"/>1 <text:s text:c="6"/>0 <text:s text:c="7"/>0 <text:s text:c="9"/>0</text:p>
      <text:p text:style-name="P20">1 <text:s text:c="5"/>0 <text:s text:c="3"/>1 <text:s text:c="6"/>0 <text:s text:c="6"/>1 <text:s text:c="6"/>0 <text:s text:c="6"/>1 <text:s text:c="7"/>1<text:tab/>1</text:p>
      <text:p text:style-name="P2"/>
      <text:p text:style-name="P21"><text:span text:style-name="T3">Q </text:span>14: Tag The Parts Of Speech (POS Tagging) in a Sentence</text:p>
      <text:p text:style-name="P2"/>
      <text:p text:style-name="P24">Code:</text:p>
      <text:p text:style-name="P16"/>
      <text:p text:style-name="P2">from nltk import word_tokenize</text:p>
      <text:p text:style-name="P2">from nltk.tag import pos_tag</text:p>
      <text:p text:style-name="P2"/>
      <text:p text:style-name="P2">pos_dict = {</text:p>
      <text:p text:style-name="P2">'CC': 'coordinating conjunction',</text:p>
      <text:p text:style-name="P2">'CD': 'cardinal digit', </text:p>
      <text:p text:style-name="P2">'DT': 'determiner',</text:p>
      <text:p text:style-name="P2">'EX': 'existential', <text:s/></text:p>
      <text:p text:style-name="P2">'FW': 'foreign word', </text:p>
      <text:p text:style-name="P2">'IN': 'preposition/subordinating conjunction',</text:p>
      <text:p text:style-name="P2">'JJ': 'adjective', </text:p>
      <text:p text:style-name="P2">'JJR': 'adjective, comparative', <text:s/></text:p>
      <text:p text:style-name="P2">'JJS': 'adjective, superlative' ,</text:p>
      <text:p text:style-name="P2">'LS': 'list marker' ,</text:p>
      <text:p text:style-name="P2">'MD': 'modal ',</text:p>
      <text:p text:style-name="P2">'NN': 'noun, singular' ,</text:p>
      <text:p text:style-name="P2">'NNS': 'noun plural' ,</text:p>
      <text:p text:style-name="P2">'NNP': 'proper noun, singular <text:s/>',</text:p>
      <text:p text:style-name="P2">'NNPS': 'proper noun, plural ',</text:p>
      <text:p text:style-name="P2">'PDT': 'predeterminer ',</text:p>
      <text:p text:style-name="P2">'POS': 'possessive ending parent’s ',</text:p>
      <text:p text:style-name="P2">'PRP': 'personal pronoun ',</text:p>
      <text:p text:style-name="P2">'PRP$': 'possessive pronoun', </text:p>
      <text:p text:style-name="P2">'RB': 'adverb ',</text:p>
      <text:p text:style-name="P2">'RBR': 'adverb, comparative ',</text:p>
      <text:p text:style-name="P2">'RBS': 'adverb, superlative',</text:p>
      <text:p text:style-name="P2">'RP': 'particle ',</text:p>
      <text:p text:style-name="P2">'TO': <text:s/>'to go ',</text:p>
      <text:p text:style-name="P2">'UH': 'interjection ',</text:p>
      <text:p text:style-name="P2">'VB': 'verb, base form' <text:s/>,</text:p>
      <text:p text:style-name="P2">'VBD': 'verb, past tense' ,</text:p>
      <text:p text:style-name="P2"><text:soft-page-break/>'VBG': 'verb, gerund/present participle',</text:p>
      <text:p text:style-name="P2">'VBN': 'verb, past participle <text:s/>',</text:p>
      <text:p text:style-name="P2">'VBP': 'verb, sing. present, non-3d' ,</text:p>
      <text:p text:style-name="P2">'VBZ': 'verb, 3rd person sing. present' ,</text:p>
      <text:p text:style-name="P2">'WDT': 'wh-determiner ',</text:p>
      <text:p text:style-name="P2">'WP': 'wh-pronoun ',</text:p>
      <text:p text:style-name="P2">'WP$': 'possessive wh-pronoun',</text:p>
      <text:p text:style-name="P2">'WRB': 'wh-adverb'</text:p>
      <text:p text:style-name="P2">}</text:p>
      <text:p text:style-name="P2"/>
      <text:p text:style-name="P2">text = open(r"2nd Sem\NLP\aliceInWonderLand.txt")</text:p>
      <text:p text:style-name="P2">text = text.read()</text:p>
      <text:p text:style-name="P2"/>
      <text:p text:style-name="P2">tokenized_text = word_tokenize(text)</text:p>
      <text:p text:style-name="P2">parts_of_speech = pos_tag(tokenized_text)</text:p>
      <text:p text:style-name="P2"/>
      <text:p text:style-name="P2">for token in parts_of_speech:</text:p>
      <text:p text:style-name="P2"><text:s text:c="4"/>if token[1] in pos_dict:</text:p>
      <text:p text:style-name="P2"><text:s text:c="8"/>print('{:&lt;13} <text:s/>{:&lt;12} '.format(token[0], pos_dict[token[1]]))</text:p>
      <text:p text:style-name="P2"/>
      <text:p text:style-name="P25">Output:</text:p>
      <text:p text:style-name="P32"/>
      <text:p text:style-name="P32">Alice <text:s text:c="9"/>proper noun, singular <text:s text:c="2"/></text:p>
      <text:p text:style-name="P32">was <text:s text:c="11"/>verb, past tense </text:p>
      <text:p text:style-name="P32">beginning <text:s text:c="5"/>verb, gerund/present participle </text:p>
      <text:p text:style-name="P32">to <text:s text:c="12"/>to go <text:s text:c="7"/></text:p>
      <text:p text:style-name="P32">get <text:s text:c="11"/>verb, base form </text:p>
      <text:p text:style-name="P32">very <text:s text:c="10"/>adverb <text:s text:c="6"/></text:p>
      <text:p text:style-name="P32">tired <text:s text:c="9"/>adjective <text:s text:c="3"/></text:p>
      <text:p text:style-name="P32">of <text:s text:c="12"/>preposition/subordinating conjunction </text:p>
      <text:p text:style-name="P32">sitting <text:s text:c="7"/>verb, gerund/present participle </text:p>
      <text:p text:style-name="P32">by <text:s text:c="12"/>preposition/subordinating conjunction </text:p>
      <text:p text:style-name="P32">her <text:s text:c="11"/>possessive pronoun </text:p>
      <text:p text:style-name="P32">sister <text:s text:c="8"/>noun, singular </text:p>
      <text:p text:style-name="P32">on <text:s text:c="12"/>preposition/subordinating conjunction </text:p>
      <text:p text:style-name="P32">the <text:s text:c="11"/>determiner <text:s text:c="2"/></text:p>
      <text:p text:style-name="P32">bank <text:s text:c="10"/>noun, singular </text:p>
      <text:p text:style-name="P32">and <text:s text:c="11"/>coordinating conjunction </text:p>
      <text:p text:style-name="P32">of <text:s text:c="12"/>preposition/subordinating conjunction </text:p>
      <text:p text:style-name="P32">having <text:s text:c="8"/>verb, gerund/present participle </text:p>
      <text:p text:style-name="P32">nothing <text:s text:c="7"/>noun, singular </text:p>
      <text:p text:style-name="P32">to <text:s text:c="12"/>to go <text:s text:c="7"/></text:p>
      <text:p text:style-name="P32">do <text:s text:c="12"/>verb, base form </text:p>
      <text:p text:style-name="P32">once <text:s text:c="10"/>adverb <text:s text:c="6"/></text:p>
      <text:p text:style-name="P32">or <text:s text:c="12"/>coordinating conjunction </text:p>
      <text:p text:style-name="P32">twice <text:s text:c="9"/>verb, base form </text:p>
      <text:p text:style-name="P32">she <text:s text:c="11"/>personal pronoun <text:s/></text:p>
      <text:p text:style-name="P32">had <text:s text:c="11"/>verb, past tense </text:p>
      <text:p text:style-name="P32">peeped <text:s text:c="8"/>verb, past participle <text:s text:c="2"/></text:p>
      <text:p text:style-name="P32">into <text:s text:c="10"/>preposition/subordinating conjunction </text:p>
      <text:p text:style-name="P32">the <text:s text:c="11"/>determiner <text:s text:c="2"/></text:p>
      <text:p text:style-name="P32">book <text:s text:c="10"/>noun, singular </text:p>
      <text:p text:style-name="P32"><text:soft-page-break/>her <text:s text:c="11"/>possessive pronoun </text:p>
      <text:p text:style-name="P32">sister <text:s text:c="8"/>noun, singular </text:p>
      <text:p text:style-name="P32">was <text:s text:c="11"/>verb, past tense </text:p>
      <text:p text:style-name="P32">reading <text:s text:c="7"/>verb, gerund/present participle </text:p>
      <text:p text:style-name="P32">but <text:s text:c="11"/>coordinating conjunction </text:p>
      <text:p text:style-name="P32">it <text:s text:c="12"/>personal pronoun <text:s/></text:p>
      <text:p text:style-name="P32">had <text:s text:c="11"/>verb, past tense </text:p>
      <text:p text:style-name="P32">no <text:s text:c="12"/>determiner <text:s text:c="2"/></text:p>
      <text:p text:style-name="P32">pictures <text:s text:c="6"/>noun plural <text:s/></text:p>
      <text:p text:style-name="P32">or <text:s text:c="12"/>coordinating conjunction </text:p>
      <text:p text:style-name="P32">conversations <text:s/>noun plural <text:s/></text:p>
      <text:p text:style-name="P32">in <text:s text:c="12"/>preposition/subordinating conjunction </text:p>
      <text:p text:style-name="P32">it <text:s text:c="12"/>personal pronoun <text:s/></text:p>
      <text:p text:style-name="P32">and <text:s text:c="11"/>coordinating conjunction </text:p>
      <text:p text:style-name="P32">what <text:s text:c="10"/>wh-pronoun <text:s text:c="2"/></text:p>
      <text:p text:style-name="P32">is <text:s text:c="12"/>verb, 3rd person sing. present </text:p>
      <text:p text:style-name="P32">the <text:s text:c="11"/>determiner <text:s text:c="2"/></text:p>
      <text:p text:style-name="P32">use <text:s text:c="11"/>noun, singular </text:p>
      <text:p text:style-name="P32">of <text:s text:c="12"/>preposition/subordinating conjunction </text:p>
      <text:p text:style-name="P32">a <text:s text:c="13"/>determiner <text:s text:c="2"/></text:p>
      <text:p text:style-name="P32">book <text:s text:c="10"/>noun, singular </text:p>
      <text:p text:style-name="P32">thought <text:s text:c="7"/>adjective <text:s text:c="3"/></text:p>
      <text:p text:style-name="P32">Alice <text:s text:c="9"/>proper noun, singular <text:s text:c="2"/></text:p>
      <text:p text:style-name="P32">without <text:s text:c="7"/>preposition/subordinating conjunction </text:p>
      <text:p text:style-name="P32">pictures <text:s text:c="6"/>noun plural <text:s/></text:p>
      <text:p text:style-name="P32">or <text:s text:c="12"/>coordinating conjunction </text:p>
      <text:p text:style-name="P32">conversation <text:s text:c="2"/>noun, singular</text:p>
      <text:p text:style-name="P32"/>
      <text:p text:style-name="P32"/>
      <text:p text:style-name="P21"><text:span text:style-name="T3">Q </text:span>15: Find The Word Error Rate (WER) of a Sentence</text:p>
      <text:p text:style-name="P2"/>
      <text:p text:style-name="P24">Code:</text:p>
      <text:p text:style-name="P2"/>
      <text:p text:style-name="P2">from nltk import word_tokenize</text:p>
      <text:p text:style-name="P2"/>
      <text:p text:style-name="P2">reference = "What a bright day"</text:p>
      <text:p text:style-name="P2">print("Reference Word : ", reference)</text:p>
      <text:p text:style-name="P2"/>
      <text:p text:style-name="P2">hypothesis = "What a light day"</text:p>
      <text:p text:style-name="P2">print("hypothesis Word : ", hypothesis)</text:p>
      <text:p text:style-name="P2"/>
      <text:p text:style-name="P2">reference_tokenized = <text:s/>word_tokenize(reference)</text:p>
      <text:p text:style-name="P2">hypothesis_tokenized = word_tokenize(hypothesis)</text:p>
      <text:p text:style-name="P2"/>
      <text:p text:style-name="P2">sameWordCount = 0</text:p>
      <text:p text:style-name="P2"/>
      <text:p text:style-name="P2">for word in hypothesis_tokenized:</text:p>
      <text:p text:style-name="P2"><text:s text:c="4"/>if word in reference_tokenized:</text:p>
      <text:p text:style-name="P2"><text:s text:c="8"/>sameWordCount += 1</text:p>
      <text:p text:style-name="P2"/>
      <text:p text:style-name="P2">totalCount = len(reference_tokenized)</text:p>
      <text:p text:style-name="P2">errorCount = len(reference_tokenized) - sameWordCount</text:p>
      <text:p text:style-name="P2"><text:soft-page-break/></text:p>
      <text:p text:style-name="P2">print(totalCount, errorCount)</text:p>
      <text:p text:style-name="P2"/>
      <text:p text:style-name="P2">wordErrorRate = errorCount/totalCount</text:p>
      <text:p text:style-name="P2"/>
      <text:p text:style-name="P2">print("Word Error rate of given case : ", wordErrorRate)</text:p>
      <text:p text:style-name="P2"/>
      <text:p text:style-name="P25">Output:</text:p>
      <text:p text:style-name="P32"/>
      <text:p text:style-name="P32">Reference Word : <text:s/>What a bright day</text:p>
      <text:p text:style-name="P32">hypothesis Word : <text:s/>What a light day</text:p>
      <text:p text:style-name="P32">4 1</text:p>
      <text:p text:style-name="P32">Word Error rate of given case : <text:s/>0.2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2T14:13:12.309591078</meta:creation-date>
    <meta:generator>LibreOffice/7.3.7.2$Linux_X86_64 LibreOffice_project/30$Build-2</meta:generator>
    <dc:date>2024-01-02T16:20:27.752186868</dc:date>
    <meta:editing-duration>PT22M31S</meta:editing-duration>
    <meta:editing-cycles>3</meta:editing-cycles>
    <meta:document-statistic meta:table-count="0" meta:image-count="0" meta:object-count="0" meta:page-count="15" meta:paragraph-count="502" meta:word-count="2003" meta:character-count="15586" meta:non-whitespace-character-count="11472"/>
  </office:meta>
</office:document-meta>
</file>